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dash" draw:stroke-dash="Ultrafine_20_Dashed" svg:stroke-width="0.02cm" draw:marker-start-width="0.2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svg:stroke-width="0.03cm" draw:marker-start-width="0.245cm" draw:marker-end-width="0.245cm" draw:fill="none" draw:textarea-horizontal-align="justify" draw:textarea-vertical-align="middle" draw:auto-grow-height="false" fo:padding-top="0.14cm" fo:padding-bottom="0.14cm" fo:padding-left="0.265cm" fo:padding-right="0.265cm"/>
    </style:style>
    <style:style style:name="gr5" style:family="graphic" style:parent-style-name="standard">
      <style:graphic-properties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6" style:family="graphic" style:parent-style-name="standard">
      <style:graphic-properties draw:stroke="dash" draw:stroke-dash="Ultrafine_20_Dashed" svg:stroke-width="0.03cm" draw:marker-start-width="0.245cm" draw:marker-end-width="0.245cm" draw:textarea-horizontal-align="center" draw:textarea-vertical-align="middle" fo:padding-top="0.14cm" fo:padding-bottom="0.14cm" fo:padding-left="0.265cm" fo:padding-right="0.265cm"/>
    </style:style>
    <style:style style:name="gr7" style:family="graphic" style:parent-style-name="standard">
      <style:graphic-properties draw:stroke="none" svg:stroke-color="#000000" draw:fill="none" draw:fill-color="#ffffff" fo:min-height="0.5cm"/>
    </style:style>
    <style:style style:name="gr8" style:family="graphic" style:parent-style-name="standard">
      <style:graphic-properties svg:stroke-width="0.02cm" draw:marker-start-width="0.23cm" draw:marker-end-width="0.23cm" draw:textarea-horizontal-align="center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1cm" draw:marker-start-width="0.215cm" draw:marker-end-width="0.215cm" draw:fill="none" draw:textarea-horizontal-align="center" draw:textarea-vertical-align="middle" fo:padding-top="0.13cm" fo:padding-bottom="0.13cm" fo:padding-left="0.255cm" fo:padding-right="0.255cm"/>
    </style:style>
    <style:style style:name="gr10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0.75cm"/>
    </style:style>
    <style:style style:name="gr12" style:family="graphic" style:parent-style-name="standard">
      <style:graphic-properties svg:stroke-width="0.01cm" draw:marker-start-width="0.215cm" draw:marker-end-width="0.215cm" draw:textarea-horizontal-align="center" draw:textarea-vertical-align="middle" fo:padding-top="0.13cm" fo:padding-bottom="0.13cm" fo:padding-left="0.255cm" fo:padding-right="0.255cm"/>
    </style:style>
    <style:style style:name="gr13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objectwithoutfill" style:list-style-name="L1">
      <style:graphic-properties draw:stroke="solid" draw:stroke-dash="Dashed_20__28_var_29__20_1" svg:stroke-width="0.01cm" svg:stroke-color="#000000" draw:marker-start="" draw:marker-start-width="0.315cm" draw:marker-start-center="false" draw:marker-end="" draw:marker-end-width="0.315cm" draw:marker-end-center="false" svg:stroke-opacity="100%" draw:stroke-linejoin="round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cm" fo:padding-bottom="0.13cm" fo:padding-left="0.255cm" fo:padding-right="0.25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IPAMonaPGothic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IPAMonaPGothic1" style:font-size-asian="18pt" style:language-asian="ja" style:country-asian="JP" style:font-style-asian="normal" style:font-weight-asian="normal" style:font-name-complex="IPAMonaPGothic1" style:font-size-complex="18pt" style:language-complex="ja" style:country-complex="JP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" style:family="paragraph">
      <style:paragraph-properties fo:text-align="center"/>
    </style:style>
    <style:style style:name="P3" style:family="paragraph">
      <style:text-properties style:font-name="Century Schoolbook L"/>
    </style:style>
    <style:style style:name="P4" style:family="paragraph">
      <style:text-properties style:font-name="Century Schoolbook L" fo:font-style="italic" style:font-style-asian="italic" style:font-style-complex="italic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g>
          <draw:custom-shape draw:style-name="gr1" draw:text-style-name="P1" draw:layer="layout" svg:width="0.195cm" svg:height="0.196cm" svg:x="4.202cm" svg:y="3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088cm" svg:height="0.083cm" draw:transform="rotate (-1.5707963267949) translate (4.31080999999997cm 3.37683199999997cm)" svg:viewBox="0 0 89 84" svg:d="M0 84c89 0 89-84 89-84">
            <text:p/>
          </draw:path>
        </draw:g>
        <draw:line draw:style-name="gr3" draw:text-style-name="P2" draw:layer="layout" svg:x1="3.5cm" svg:y1="3.1cm" svg:x2="7.228cm" svg:y2="3.1cm">
          <text:p/>
        </draw:line>
        <draw:custom-shape draw:style-name="gr4" draw:text-style-name="P2" draw:layer="layout" svg:width="3cm" svg:height="3cm" svg:x="1.3cm" svg:y="2.1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.3cm" svg:y1="2.1cm" svg:x2="2.8cm" svg:y2="1.1cm">
          <text:p/>
        </draw:line>
        <draw:line draw:style-name="gr5" draw:text-style-name="P2" draw:layer="layout" svg:x1="4.3cm" svg:y1="2.1cm" svg:x2="5.8cm" svg:y2="1.1cm">
          <text:p/>
        </draw:line>
        <draw:line draw:style-name="gr5" draw:text-style-name="P2" draw:layer="layout" svg:x1="1.3cm" svg:y1="5.1cm" svg:x2="2.8cm" svg:y2="4.1cm">
          <text:p/>
        </draw:line>
        <draw:line draw:style-name="gr5" draw:text-style-name="P2" draw:layer="layout" svg:x1="4.3cm" svg:y1="5.1cm" svg:x2="5.8cm" svg:y2="4.1cm">
          <text:p/>
        </draw:line>
        <draw:line draw:style-name="gr5" draw:text-style-name="P2" draw:layer="layout" svg:x1="2.8cm" svg:y1="1.1cm" svg:x2="5.8cm" svg:y2="1.1cm">
          <text:p/>
        </draw:line>
        <draw:line draw:style-name="gr6" draw:text-style-name="P2" draw:layer="layout" svg:x1="2.8cm" svg:y1="4.1cm" svg:x2="5.8cm" svg:y2="4.1cm">
          <text:p/>
        </draw:line>
        <draw:line draw:style-name="gr5" draw:text-style-name="P2" draw:layer="layout" svg:x1="5.8cm" svg:y1="1.1cm" svg:x2="5.8cm" svg:y2="4.1cm">
          <text:p/>
        </draw:line>
        <draw:line draw:style-name="gr6" draw:text-style-name="P2" draw:layer="layout" svg:x1="2.8cm" svg:y1="1.1cm" svg:x2="2.8cm" svg:y2="4.1cm">
          <text:p/>
        </draw:line>
        <draw:frame draw:style-name="gr7" draw:text-style-name="P3" draw:layer="layout" svg:width="1cm" svg:height="1.077cm" svg:x="3cm" svg:y="3cm">
          <draw:text-box>
            <text:p text:style-name="P3"><text:span text:style-name="T1">O</text:span></text:p>
          </draw:text-box>
        </draw:frame>
        <draw:line draw:style-name="gr3" draw:text-style-name="P2" draw:layer="layout" svg:x1="3.5cm" svg:y1="3.1cm" svg:x2="3.496cm" svg:y2="0.271cm">
          <text:p/>
        </draw:line>
        <draw:line draw:style-name="gr3" draw:text-style-name="P2" draw:layer="layout" svg:x1="3.5cm" svg:y1="3.1cm" svg:x2="1.695cm" svg:y2="4.307cm">
          <text:p/>
        </draw:line>
        <draw:frame draw:style-name="gr7" draw:text-style-name="P4" draw:layer="layout" svg:width="1cm" svg:height="1.094cm" svg:x="6.8cm" svg:y="2.9cm">
          <draw:text-box>
            <text:p text:style-name="P3"><text:span text:style-name="T2">x</text:span></text:p>
          </draw:text-box>
        </draw:frame>
        <draw:frame draw:style-name="gr7" draw:text-style-name="P4" draw:layer="layout" svg:width="1cm" svg:height="1.094cm" svg:x="2.6cm" svg:y="0cm">
          <draw:text-box>
            <text:p text:style-name="P3"><text:span text:style-name="T2">y</text:span></text:p>
          </draw:text-box>
        </draw:frame>
        <draw:frame draw:style-name="gr7" draw:text-style-name="P4" draw:layer="layout" svg:width="1cm" svg:height="1.094cm" svg:x="1.2cm" svg:y="4cm">
          <draw:text-box>
            <text:p text:style-name="P3"><text:span text:style-name="T2">z</text:span></text:p>
          </draw:text-box>
        </draw:frame>
        <draw:line draw:style-name="gr8" draw:text-style-name="P2" draw:layer="layout" svg:x1="5.1cm" svg:y1="3.1cm" svg:x2="7.063cm" svg:y2="3.1cm">
          <text:p/>
        </draw:line>
        <draw:line draw:style-name="gr8" draw:text-style-name="P2" draw:layer="layout" svg:x1="3.5cm" svg:y1="1.6cm" svg:x2="3.5cm" svg:y2="0.6cm">
          <text:p/>
        </draw:line>
        <draw:line draw:style-name="gr8" draw:text-style-name="P2" draw:layer="layout" svg:x1="2.009cm" svg:y1="4.1cm" svg:x2="2.649cm" svg:y2="3.673cm">
          <text:p/>
        </draw:line>
        <draw:path draw:style-name="gr9" draw:text-style-name="P2" draw:layer="layout" svg:width="2.611cm" svg:height="1.832cm" draw:transform="skewX (-0.151843644923507) rotate (-2.23698850228113) translate (2.9143911305233cm 3.04626301476594cm)" svg:viewBox="0 0 2612 1833" svg:d="M0 1833c1617 1 2612-1833 2612-1833">
          <text:p/>
        </draw:path>
        <draw:custom-shape draw:style-name="gr10" draw:text-style-name="P2" draw:layer="layout" svg:width="0.23cm" svg:height="0.886cm" svg:x="0.8cm" svg:y="3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cm" svg:height="1.094cm" svg:x="0.3cm" svg:y="3.2cm">
          <draw:text-box>
            <text:p text:style-name="P3"><text:span text:style-name="T2">L</text:span></text:p>
          </draw:text-box>
        </draw:frame>
        <draw:path draw:style-name="gr9" draw:text-style-name="P2" draw:layer="layout" svg:width="1.564cm" svg:height="0.893cm" draw:transform="rotate (1.10706234454) translate (1.29999999300644cm 2.09999999650246cm)" svg:viewBox="0 0 1565 894" svg:d="M0 0c1118 0 1565 894 1565 894">
          <text:p/>
        </draw:path>
        <draw:custom-shape draw:style-name="gr10" draw:text-style-name="P2" draw:layer="layout" svg:width="0.23cm" svg:height="0.886cm" svg:x="1.7cm" svg:y="0.7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cm" svg:height="1.094cm" svg:x="1.2cm" svg:y="0.8cm">
          <draw:text-box>
            <text:p text:style-name="P3"><text:span text:style-name="T2">L</text:span></text:p>
          </draw:text-box>
        </draw:frame>
        <draw:path draw:style-name="gr9" draw:text-style-name="P2" draw:layer="layout" svg:width="2.96cm" svg:height="1.23cm" draw:transform="skewX (-0.181339709282211) rotate (-0.422893277758227) translate (1.59942717220478cm 3.88461443323713cm)" svg:viewBox="0 0 2961 1231" svg:d="M0 1231c1645 1 2961-1231 2961-1231">
          <text:p/>
        </draw:path>
        <draw:custom-shape draw:style-name="gr10" draw:text-style-name="P2" draw:layer="layout" svg:width="0.643cm" svg:height="0.36cm" svg:x="2.5cm" svg:y="5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0.9cm" svg:height="1.094cm" svg:x="2.4cm" svg:y="4.9cm">
          <draw:text-box>
            <text:p text:style-name="P3"><text:span text:style-name="T2">L</text:span></text:p>
          </draw:text-box>
        </draw:frame>
        <draw:frame draw:style-name="gr11" draw:layer="layout" svg:width="2cm" svg:height="1.077cm" svg:x="5.8cm" svg:y="4.4cm">
          <draw:text-box>
            <text:p>面<text:span text:style-name="T1">A</text:span></text:p>
          </draw:text-box>
        </draw:frame>
        <draw:line draw:style-name="gr12" draw:text-style-name="P2" draw:layer="layout" svg:x1="5.3cm" svg:y1="3.82cm" svg:x2="6cm" svg:y2="5cm">
          <text:p/>
        </draw:line>
        <draw:g>
          <draw:custom-shape draw:style-name="gr13" draw:text-style-name="P1" draw:layer="layout" svg:width="0.195cm" svg:height="0.196cm" svg:x="2.7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4" draw:text-style-name="P1" draw:layer="layout" svg:width="0.088cm" svg:height="0.083cm" draw:transform="rotate (-1.5707963267949) translate (2.80880999999997cm 2.37683199999998cm)" svg:viewBox="0 0 89 84" svg:d="M0 84c89 0 89-84 89-84">
            <text:p/>
          </draw:path>
        </draw:g>
        <draw:g>
          <draw:custom-shape draw:style-name="gr15" draw:text-style-name="P1" draw:layer="layout" svg:width="0.195cm" svg:height="0.196cm" svg:x="4.301cm" svg:y="1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6" draw:text-style-name="P1" draw:layer="layout" svg:width="0.088cm" svg:height="0.083cm" draw:transform="rotate (-1.5707963267949) translate (4.40980999999997cm 1.57683199999998cm)" svg:viewBox="0 0 89 84" svg:d="M0 84c89 0 89-84 89-84">
            <text:p/>
          </draw:path>
        </draw:g>
        <draw:g>
          <draw:custom-shape draw:style-name="gr17" draw:text-style-name="P1" draw:layer="layout" svg:width="0.195cm" svg:height="0.196cm" svg:x="2.201cm" svg:y="3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18" draw:text-style-name="P1" draw:layer="layout" svg:width="0.088cm" svg:height="0.083cm" draw:transform="rotate (-1.5707963267949) translate (2.30980999999997cm 3.17683199999998cm)" svg:viewBox="0 0 89 84" svg:d="M0 84c89 0 89-84 89-84">
            <text:p/>
          </draw:path>
        </draw:g>
        <draw:g>
          <draw:custom-shape draw:style-name="gr19" draw:text-style-name="P1" draw:layer="layout" svg:width="0.195cm" svg:height="0.196cm" svg:x="3.902cm" svg:y="2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0" draw:text-style-name="P1" draw:layer="layout" svg:width="0.088cm" svg:height="0.083cm" draw:transform="rotate (-1.5707963267949) translate (4.01080999999997cm 2.97683199999998cm)" svg:viewBox="0 0 89 84" svg:d="M0 84c89 0 89-84 89-84">
            <text:p/>
          </draw:path>
        </draw:g>
        <draw:g>
          <draw:custom-shape draw:style-name="gr21" draw:text-style-name="P1" draw:layer="layout" svg:width="0.195cm" svg:height="0.196cm" svg:x="3.202cm" svg:y="4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2" draw:text-style-name="P1" draw:layer="layout" svg:width="0.088cm" svg:height="0.083cm" draw:transform="rotate (-1.5707963267949) translate (3.31080999999997cm 4.57683199999998cm)" svg:viewBox="0 0 89 84" svg:d="M0 84c89 0 89-84 89-84">
            <text:p/>
          </draw:path>
        </draw:g>
        <draw:g>
          <draw:custom-shape draw:style-name="gr23" draw:text-style-name="P1" draw:layer="layout" svg:width="0.195cm" svg:height="0.196cm" svg:x="4.902cm" svg:y="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4" draw:text-style-name="P1" draw:layer="layout" svg:width="0.088cm" svg:height="0.083cm" draw:transform="rotate (-1.5707963267949) translate (5.01080999999997cm 4.07683199999998cm)" svg:viewBox="0 0 89 84" svg:d="M0 84c89 0 89-84 89-84">
            <text:p/>
          </draw:path>
        </draw:g>
        <draw:g>
          <draw:custom-shape draw:style-name="gr25" draw:text-style-name="P1" draw:layer="layout" svg:width="0.195cm" svg:height="0.196cm" svg:x="1.702cm" svg:y="2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" draw:layer="layout" svg:width="0.088cm" svg:height="0.083cm" draw:transform="rotate (-1.5707963267949) translate (1.81080999999997cm 2.57683199999998cm)" svg:viewBox="0 0 89 84" svg:d="M0 84c89 0 89-84 89-84">
            <text:p/>
          </draw:path>
        </draw:g>
        <draw:g>
          <draw:custom-shape draw:style-name="gr27" draw:text-style-name="P1" draw:layer="layout" svg:width="0.195cm" svg:height="0.196cm" svg:x="2.902cm" svg:y="1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8" draw:text-style-name="P1" draw:layer="layout" svg:width="0.088cm" svg:height="0.083cm" draw:transform="rotate (-1.5707963267949) translate (3.01080999999997cm 1.77683199999998cm)" svg:viewBox="0 0 89 84" svg:d="M0 84c89 0 89-84 89-84">
            <text:p/>
          </draw:path>
        </draw:g>
        <draw:g>
          <draw:custom-shape draw:style-name="gr29" draw:text-style-name="P1" draw:layer="layout" svg:width="0.195cm" svg:height="0.196cm" svg:x="4.802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0" draw:text-style-name="P1" draw:layer="layout" svg:width="0.088cm" svg:height="0.083cm" draw:transform="rotate (-1.5707963267949) translate (4.91080999999997cm 2.37683199999997cm)" svg:viewBox="0 0 89 84" svg:d="M0 84c89 0 89-84 89-84">
            <text:p/>
          </draw:path>
        </draw:g>
        <draw:g>
          <draw:custom-shape draw:style-name="gr31" draw:text-style-name="P1" draw:layer="layout" svg:width="0.195cm" svg:height="0.196cm" svg:x="2.202cm" svg:y="4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2" draw:text-style-name="P1" draw:layer="layout" svg:width="0.088cm" svg:height="0.083cm" draw:transform="rotate (-1.5707963267949) translate (2.31080999999997cm 4.47683199999998cm)" svg:viewBox="0 0 89 84" svg:d="M0 84c89 0 89-84 89-84">
            <text:p/>
          </draw:path>
        </draw:g>
        <draw:g>
          <draw:custom-shape draw:style-name="gr33" draw:text-style-name="P1" draw:layer="layout" svg:width="0.195cm" svg:height="0.196cm" svg:x="5.002cm" svg:y="2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4" draw:text-style-name="P1" draw:layer="layout" svg:width="0.088cm" svg:height="0.083cm" draw:transform="rotate (-1.5707963267949) translate (5.11080999999997cm 2.77683199999998cm)" svg:viewBox="0 0 89 84" svg:d="M0 84c89 0 89-84 89-84">
            <text:p/>
          </draw:path>
        </draw:g>
        <draw:g>
          <draw:custom-shape draw:style-name="gr35" draw:text-style-name="P1" draw:layer="layout" svg:width="0.195cm" svg:height="0.196cm" svg:x="3.002cm" svg:y="2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6" draw:text-style-name="P1" draw:layer="layout" svg:width="0.088cm" svg:height="0.083cm" draw:transform="rotate (-1.5707963267949) translate (3.11080999999997cm 2.87683199999998cm)" svg:viewBox="0 0 89 84" svg:d="M0 84c89 0 89-84 89-84">
            <text:p/>
          </draw:path>
        </draw:g>
        <draw:g>
          <draw:custom-shape draw:style-name="gr37" draw:text-style-name="P1" draw:layer="layout" svg:width="0.195cm" svg:height="0.196cm" svg:x="1.902cm" svg:y="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8" draw:text-style-name="P1" draw:layer="layout" svg:width="0.088cm" svg:height="0.083cm" draw:transform="rotate (-1.5707963267949) translate (2.01080999999997cm 3.47683199999998cm)" svg:viewBox="0 0 89 84" svg:d="M0 84c89 0 89-84 89-84">
            <text:p/>
          </draw:path>
        </draw:g>
        <draw:g>
          <draw:custom-shape draw:style-name="gr39" draw:text-style-name="P1" draw:layer="layout" svg:width="0.195cm" svg:height="0.196cm" svg:x="3.702cm" svg:y="2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0" draw:text-style-name="P1" draw:layer="layout" svg:width="0.088cm" svg:height="0.083cm" draw:transform="rotate (-1.5707963267949) translate (3.81080999999997cm 2.47683199999997cm)" svg:viewBox="0 0 89 84" svg:d="M0 84c89 0 89-84 89-84">
            <text:p/>
          </draw:path>
        </draw:g>
        <draw:g>
          <draw:custom-shape draw:style-name="gr41" draw:text-style-name="P1" draw:layer="layout" svg:width="0.195cm" svg:height="0.196cm" svg:x="2.602cm" svg:y="3.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2" draw:text-style-name="P1" draw:layer="layout" svg:width="0.088cm" svg:height="0.083cm" draw:transform="rotate (-1.5707963267949) translate (2.71080999999997cm 3.17683199999998cm)" svg:viewBox="0 0 89 84" svg:d="M0 84c89 0 89-84 89-84">
            <text:p/>
          </draw:path>
        </draw:g>
        <draw:g>
          <draw:custom-shape draw:style-name="gr43" draw:text-style-name="P1" draw:layer="layout" svg:width="0.195cm" svg:height="0.196cm" svg:x="2.902cm" svg:y="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4" draw:text-style-name="P1" draw:layer="layout" svg:width="0.088cm" svg:height="0.083cm" draw:transform="rotate (-1.5707963267949) translate (3.01080999999997cm 3.87683199999998cm)" svg:viewBox="0 0 89 84" svg:d="M0 84c89 0 89-84 89-84">
            <text:p/>
          </draw:path>
        </draw:g>
        <draw:g>
          <draw:custom-shape draw:style-name="gr45" draw:text-style-name="P1" draw:layer="layout" svg:width="0.195cm" svg:height="0.196cm" svg:x="3.802cm" svg:y="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6" draw:text-style-name="P1" draw:layer="layout" svg:width="0.088cm" svg:height="0.083cm" draw:transform="rotate (-1.5707963267949) translate (3.91080999999997cm 3.57683199999998cm)" svg:viewBox="0 0 89 84" svg:d="M0 84c89 0 89-84 89-84">
            <text:p/>
          </draw:path>
        </draw:g>
        <draw:g>
          <draw:custom-shape draw:style-name="gr47" draw:text-style-name="P1" draw:layer="layout" svg:width="0.195cm" svg:height="0.196cm" svg:x="3.902cm" svg:y="4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48" draw:text-style-name="P1" draw:layer="layout" svg:width="0.088cm" svg:height="0.083cm" draw:transform="rotate (-1.5707963267949) translate (4.01080999999997cm 4.27683199999998cm)" svg:viewBox="0 0 89 84" svg:d="M0 84c89 0 89-84 89-84">
            <text:p/>
          </draw:path>
        </draw:g>
        <draw:g>
          <draw:custom-shape draw:style-name="gr49" draw:text-style-name="P1" draw:layer="layout" svg:width="0.195cm" svg:height="0.196cm" svg:x="3.902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0" draw:text-style-name="P1" draw:layer="layout" svg:width="0.088cm" svg:height="0.083cm" draw:transform="rotate (-1.5707963267949) translate (4.01080999999997cm 1.87683199999998cm)" svg:viewBox="0 0 89 84" svg:d="M0 84c89 0 89-84 89-84">
            <text:p/>
          </draw:path>
        </draw:g>
        <draw:g>
          <draw:custom-shape draw:style-name="gr51" draw:text-style-name="P1" draw:layer="layout" svg:width="0.195cm" svg:height="0.196cm" svg:x="4.402cm" svg:y="2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2" draw:text-style-name="P1" draw:layer="layout" svg:width="0.088cm" svg:height="0.083cm" draw:transform="rotate (-1.5707963267949) translate (4.51080999999997cm 2.37683199999998cm)" svg:viewBox="0 0 89 84" svg:d="M0 84c89 0 89-84 89-84">
            <text:p/>
          </draw:path>
        </draw:g>
        <draw:g>
          <draw:custom-shape draw:style-name="gr53" draw:text-style-name="P1" draw:layer="layout" svg:width="0.195cm" svg:height="0.196cm" svg:x="4.802cm" svg:y="3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4" draw:text-style-name="P1" draw:layer="layout" svg:width="0.088cm" svg:height="0.083cm" draw:transform="rotate (-1.5707963267949) translate (4.91080999999997cm 3.47683199999997cm)" svg:viewBox="0 0 89 84" svg:d="M0 84c89 0 89-84 89-84">
            <text:p/>
          </draw:path>
        </draw:g>
        <draw:g>
          <draw:custom-shape draw:style-name="gr55" draw:text-style-name="P1" draw:layer="layout" svg:width="0.195cm" svg:height="0.196cm" svg:x="5.202cm" svg:y="1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6" draw:text-style-name="P1" draw:layer="layout" svg:width="0.088cm" svg:height="0.083cm" draw:transform="rotate (-1.5707963267949) translate (5.31080999999997cm 1.67683199999998cm)" svg:viewBox="0 0 89 84" svg:d="M0 84c89 0 89-84 89-84">
            <text:p/>
          </draw:path>
        </draw:g>
        <draw:g>
          <draw:custom-shape draw:style-name="gr57" draw:text-style-name="P1" draw:layer="layout" svg:width="0.195cm" svg:height="0.196cm" svg:x="2.202cm" svg:y="1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58" draw:text-style-name="P1" draw:layer="layout" svg:width="0.088cm" svg:height="0.083cm" draw:transform="rotate (-1.5707963267949) translate (2.31080999999997cm 1.87683199999998cm)" svg:viewBox="0 0 89 84" svg:d="M0 84c89 0 89-84 89-84">
            <text:p/>
          </draw:path>
        </draw:g>
        <draw:g>
          <draw:custom-shape draw:style-name="gr59" draw:text-style-name="P1" draw:layer="layout" svg:width="0.195cm" svg:height="0.196cm" svg:x="2.402cm" svg:y="2.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0" draw:text-style-name="P1" draw:layer="layout" svg:width="0.088cm" svg:height="0.083cm" draw:transform="rotate (-1.5707963267949) translate (2.51080999999997cm 2.77683199999998cm)" svg:viewBox="0 0 89 84" svg:d="M0 84c89 0 89-84 89-84">
            <text:p/>
          </draw:path>
        </draw:g>
        <draw:g>
          <draw:custom-shape draw:style-name="gr61" draw:text-style-name="P1" draw:layer="layout" svg:width="0.195cm" svg:height="0.196cm" svg:x="3.802cm" svg:y="2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2" draw:text-style-name="P1" draw:layer="layout" svg:width="0.088cm" svg:height="0.083cm" draw:transform="rotate (-1.5707963267949) translate (3.91080999999997cm 2.67683199999997cm)" svg:viewBox="0 0 89 84" svg:d="M0 84c89 0 89-84 89-84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IPAMonaPGothic" svg:font-family="IPAMonaPGothic" style:font-family-generic="roman" style:font-pitch="variable"/>
    <style:font-face style:name="Liberation Sans" svg:font-family="'Liberation Sans'" style:font-family-generic="roman" style:font-pitch="variable"/>
    <style:font-face style:name="IPAMonaPGothic1" svg:font-family="IPAMonaPGothic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MonaPGothic" fo:font-size="24pt" fo:language="en" fo:country="US" style:font-name-asian="IPAMonaPGothic1" style:font-size-asian="24pt" style:language-asian="ja" style:country-asian="JP" style:font-name-complex="IPAMonaPGothic1" style:font-size-complex="24pt" style:language-complex="ja" style:country-complex="JP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IPAMonaPGothic" fo:font-family="IPAMonaPGothic" style:font-family-generic="roman" style:font-pitch="variable" fo:font-size="18pt" fo:font-style="normal" fo:text-shadow="none" style:text-underline-style="none" fo:font-weight="normal" style:font-name-asian="IPAMonaPGothic1" style:font-family-asian="IPAMonaPGothic" style:font-family-generic-asian="system" style:font-pitch-asian="variable" style:font-size-asian="18pt" style:font-style-asian="normal" style:font-weight-asian="normal" style:font-name-complex="IPAMonaPGothic1" style:font-family-complex="IPAMonaPGothic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meta:creation-date>2007-05-04T19:23:29</meta:creation-date>
    <dc:creator>Nasahara Kenlo</dc:creator>
    <dc:date>2016-03-21T22:43:55.436144876</dc:date>
    <meta:editing-cycles>45</meta:editing-cycles>
    <meta:editing-duration>PT10H20M25S</meta:editing-duration>
    <meta:document-statistic meta:object-count="108"/>
    <meta:user-defined meta:name="Info 1"/>
    <meta:user-defined meta:name="Info 2"/>
    <meta:user-defined meta:name="Info 3"/>
    <meta:user-defined meta:name="Info 4"/>
  </office:meta>
</office:document-meta>
</file>